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ir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imediately <text:soft-page-break/>animated. Rubbing his palms into his forhead and grimmacing. </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20T09:20:26.40</dc:date>
    <dc:creator>Blake Stanger</dc:creator>
    <meta:editing-duration>P1DT9H1M53S</meta:editing-duration>
    <meta:editing-cycles>15</meta:editing-cycles>
    <meta:generator>OpenOffice/4.1.11$Win32 OpenOffice.org_project/4111m1$Build-9808</meta:generator>
    <meta:document-statistic meta:table-count="0" meta:image-count="0" meta:object-count="0" meta:page-count="20" meta:paragraph-count="372" meta:word-count="8131" meta:character-count="44414"/>
  </office:meta>
</office:document-meta>
</file>